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officeooo:paragraph-rsid="00169c2c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officeooo:paragraph-rsid="0016b552" style:font-size-asian="7pt" style:font-size-complex="8pt"/>
    </style:style>
    <style:style style:name="P3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: barcode(o.code, 'code128')" text:anchor-type="paragraph" svg:x="0.732cm" svg:y="0.245cm" svg:width="4.537cm" svg:height="0.88cm" draw:z-index="0"><draw:text-box><text:p text:style-name="P3"/></draw:text-box></draw:frame></text:p>
      <text:p text:style-name="P1"/>
      <text:p text:style-name="P1"/>
      <text:p text:style-name="P1"/>
      <text:p text:style-name="P1"><text:text-input text:description="&lt;o.code&gt;">codigo </text:text-input></text:p>
      <text:p text:style-name="P2"><text:text-input text:description="&lt;o.name&gt;">nomb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001cm" fo:page-height="7.001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5:52:47.465345374</meta:creation-date>
    <dc:date>2016-10-05T17:32:01.058608247</dc:date>
    <meta:editing-duration>PT1H24M57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6" meta:character-count="17" meta:non-whitespace-character-count="16"/>
  </office:meta>
</office:document-meta>
</file>